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7-03" calcext:value-type="date">
            <text:p>03/07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9-11" calcext:value-type="date">
            <text:p>11/09/2025</text:p>
          </table:table-cell>
          <table:table-cell table:style-name="ce50" table:formula="of:=[.C7]-[.F7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Mens. 09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8]-[.F8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Mens. 10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11-07" calcext:value-type="date">
            <text:p>07/11/2025</text:p>
          </table:table-cell>
          <table:table-cell table:style-name="ce50" table:formula="of:=[.C9]-[.F9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9])" office:value-type="float" office:value="0" calcext:value-type="float">
            <text:p>-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3:45:27.154588500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3:45:27.162942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4:59:29</meta:creation-date>
    <dc:date>2025-11-13T13:46:05.322605800</dc:date>
    <dc:language>pt-PT</dc:language>
    <meta:editing-cycles>600</meta:editing-cycles>
    <meta:editing-duration>P3DT2H47M58S</meta:editing-duration>
    <meta:print-date>2019-10-03T14:53:22.911000000</meta:print-date>
    <meta:document-statistic meta:table-count="1" meta:cell-count="66" meta:object-count="0"/>
    <meta:user-defined meta:name="Info 0"/>
    <meta:user-defined meta:name="Info 1"/>
    <meta:user-defined meta:name="Info 2"/>
    <meta:user-defined meta:name="Info 3"/>
  </office:meta>
</office:document-meta>
</file>